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16"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17"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18"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9"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0"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21"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30"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34"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5"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36"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37"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19"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20"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21"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22"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23"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24"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25"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26"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27"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28"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29"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30"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31"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32"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33"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34"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35"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36"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37" style:family="paragraph" style:parent-style-name="Standard">
      <style:text-properties officeooo:paragraph-rsid="00a4743d"/>
    </style:style>
    <style:style style:name="P238"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239"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240"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241"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242"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style:style style:name="T118" style:family="text">
      <style:text-properties officeooo:rsid="00d602aa"/>
    </style:style>
    <style:style style:name="T119" style:family="text">
      <style:text-properties officeooo:rsid="00d7334b"/>
    </style:style>
    <style:style style:name="T120" style:family="text">
      <style:text-properties officeooo:rsid="00dc5aa4"/>
    </style:style>
    <style:style style:name="T121" style:family="text">
      <style:text-properties officeooo:rsid="00dd8898"/>
    </style:style>
    <style:style style:name="T122" style:family="text">
      <style:text-properties officeooo:rsid="00dec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26">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30">Status: <text:span text:style-name="T6">status and hours in other tickets</text:span></text:p>
      <text:p text:style-name="P116"/>
      <text:p text:style-name="P134">============</text:p>
      <text:p text:style-name="P134"/>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71">Status: <text:span text:style-name="T24">Fixed</text:span></text:p>
      <text:p text:style-name="P116"/>
      <text:p text:style-name="P135">============</text:p>
      <text:p text:style-name="P135"/>
      <text:p text:style-name="P159"><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59"/>
      <text:p text:style-name="P9">Type CR</text:p>
      <text:p text:style-name="P9"/>
      <text:p text:style-name="P171">Status: <text:span text:style-name="T6">Done (</text:span><text:span text:style-name="T38">2</text:span><text:span text:style-name="T39">5</text:span><text:span text:style-name="T6">hrs)</text:span></text:p>
      <text:p text:style-name="P222"><text:bookmark-end text:name="__DdeLink__3758_4263677272"/></text:p>
      <text:p text:style-name="P117"/>
      <text:p text:style-name="P117"/>
      <text:p text:style-name="P136">============</text:p>
      <text:p text:style-name="P136"/>
      <text:p text:style-name="P160"><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60"/>
      <text:p text:style-name="P10">Type CR</text:p>
      <text:p text:style-name="P10"/>
      <text:p text:style-name="P171">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18"/>
      <text:p text:style-name="P118"/>
      <text:p text:style-name="P118"/>
      <text:p text:style-name="P118"/>
      <text:p text:style-name="P118"/>
      <text:p text:style-name="P118"><text:soft-page-break/></text:p>
      <text:p text:style-name="P118"/>
      <text:p text:style-name="P118"/>
      <text:p text:style-name="P137">============</text:p>
      <text:p text:style-name="P137"/>
      <text:p text:style-name="P161"><text:bookmark-start text:name="__DdeLink__3751_4263677272"/><text:span text:style-name="T2">5</text:span>) <text:bookmark-start text:name="__DdeLink__3745_4263677272"/>https://app.asana.com/0/1209395762772163/1209395762772205<text:bookmark-end text:name="__DdeLink__3745_4263677272"/></text:p>
      <text:p text:style-name="P161"/>
      <text:p text:style-name="P11">Type CR</text:p>
      <text:p text:style-name="P11"/>
      <text:p text:style-name="P172"><text:bookmark-start text:name="__DdeLink__3690_4263677272"/>Status: <text:span text:style-name="T6">Done (</text:span><text:span text:style-name="T36">5hrs</text:span><text:span text:style-name="T6">)</text:span></text:p>
      <text:p text:style-name="P131"><text:bookmark-end text:name="__DdeLink__3690_4263677272"/><text:bookmark-end text:name="__DdeLink__3751_4263677272"/></text:p>
      <text:p text:style-name="P137">============</text:p>
      <text:p text:style-name="P137"/>
      <text:p text:style-name="P161"><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61"/>
      <text:p text:style-name="P11">Type CR</text:p>
      <text:p text:style-name="P11"/>
      <text:p text:style-name="P188">S<text:bookmark-end text:name="__DdeLink__3743_4263677272"/>tatus: <text:span text:style-name="T6">Done (</text:span><text:span text:style-name="T40">5</text:span><text:span text:style-name="T6">hrs)</text:span></text:p>
      <text:p text:style-name="P188"/>
      <text:p text:style-name="P223"/>
      <text:p text:style-name="P119"/>
      <text:p text:style-name="P138">============</text:p>
      <text:p text:style-name="P138"/>
      <text:p text:style-name="P162"><text:span text:style-name="T3">7</text:span>) <text:bookmark-start text:name="__DdeLink__1111_2292776962"/>https://app.asana.com/0/1209395762772163/1209395762772213<text:bookmark-end text:name="__DdeLink__1111_2292776962"/></text:p>
      <text:p text:style-name="P162"/>
      <text:p text:style-name="P12">Type CR</text:p>
      <text:p text:style-name="P12"/>
      <text:p text:style-name="P173">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0"/>
      <text:p text:style-name="P120"/>
      <text:p text:style-name="P120"/>
      <text:p text:style-name="P138">============</text:p>
      <text:p text:style-name="P138"/>
      <text:p text:style-name="P162"><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62"/>
      <text:p text:style-name="P12">Type CR</text:p>
      <text:p text:style-name="P12"/>
      <text:p text:style-name="P173">Status: <text:span text:style-name="T6">Done (</text:span><text:span text:style-name="T37">5</text:span><text:span text:style-name="T6">hrs)</text:span><text:bookmark-end text:name="__DdeLink__3738_4263677272"/></text:p>
      <text:p text:style-name="P120"/>
      <text:p text:style-name="P138">============</text:p>
      <text:p text:style-name="P138"/>
      <text:p text:style-name="P162"><text:span text:style-name="T3">9</text:span>) <text:bookmark-start text:name="__DdeLink__3729_4263677272"/>https://app.asana.com/0/1209395762772163/1209395762772225<text:bookmark-end text:name="__DdeLink__3729_4263677272"/></text:p>
      <text:p text:style-name="P162"/>
      <text:p text:style-name="P12">Type <text:span text:style-name="T9">BUG</text:span></text:p>
      <text:p text:style-name="P12"><text:soft-page-break/></text:p>
      <text:p text:style-name="P174">Status: <text:span text:style-name="T31">Fixed</text:span><text:span text:style-name="T6"> </text:span></text:p>
      <text:p text:style-name="P130"/>
      <text:p text:style-name="P120"/>
      <text:p text:style-name="P139">============</text:p>
      <text:p text:style-name="P139"/>
      <text:p text:style-name="P163"><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63"/>
      <text:p text:style-name="P13">Type CR</text:p>
      <text:p text:style-name="P13"/>
      <text:p text:style-name="P189">Status: <text:span text:style-name="T6">Done (</text:span><text:span text:style-name="T44">5</text:span><text:span text:style-name="T6">hrs)</text:span></text:p>
      <text:p text:style-name="P132"/>
      <text:p text:style-name="P140">============</text:p>
      <text:p text:style-name="P140"/>
      <text:p text:style-name="P164"><text:span text:style-name="T4">1</text:span><text:span text:style-name="T5">1</text:span>) <text:bookmark-start text:name="__DdeLink__3723_4263677272"/>https://app.asana.com/0/1209395762772163/1209407834935068<text:bookmark-end text:name="__DdeLink__3723_4263677272"/></text:p>
      <text:p text:style-name="P164"/>
      <text:p text:style-name="P14">Type <text:span text:style-name="T10">BUG</text:span></text:p>
      <text:p text:style-name="P14"/>
      <text:p text:style-name="P232">==&gt;</text:p>
      <text:p text:style-name="P232">Logo are displayed from Team storage records</text:p>
      <text:p text:style-name="P232">Please check the image for logo add and updated section</text:p>
      <text:p text:style-name="P121"/>
      <text:p text:style-name="P140">============</text:p>
      <text:p text:style-name="P140"/>
      <text:p text:style-name="P164"><text:span text:style-name="T4">1</text:span><text:span text:style-name="T5">2</text:span>) <text:bookmark-start text:name="__DdeLink__3721_4263677272"/>https://app.asana.com/0/1209395762772163/1209407834935082<text:bookmark-end text:name="__DdeLink__3721_4263677272"/></text:p>
      <text:p text:style-name="P164"/>
      <text:p text:style-name="P14">Type <text:span text:style-name="T11">Bug</text:span></text:p>
      <text:p text:style-name="P14"/>
      <text:p text:style-name="P231"><text:bookmark-start text:name="__DdeLink__3765_4263677272"/>==&gt;</text:p>
      <text:p text:style-name="P231">Logo are displayed from Team storage records</text:p>
      <text:p text:style-name="P231">Please check the image for logo add and updated section<text:bookmark-end text:name="__DdeLink__3765_4263677272"/></text:p>
      <text:p text:style-name="P121"/>
      <text:p text:style-name="P140">============</text:p>
      <text:p text:style-name="P140"/>
      <text:p text:style-name="P140"/>
      <text:p text:style-name="P140"/>
      <text:p text:style-name="P140"/>
      <text:p text:style-name="P140"/>
      <text:p text:style-name="P140"/>
      <text:p text:style-name="P164"><text:span text:style-name="T4">1</text:span><text:span text:style-name="T5">3</text:span>) <text:bookmark-start text:name="__DdeLink__3719_4263677272"/>https://app.asana.com/0/1209395762772163/1209407836851335<text:bookmark-end text:name="__DdeLink__3719_4263677272"/></text:p>
      <text:p text:style-name="P164"/>
      <text:p text:style-name="P14">Type CR</text:p>
      <text:p text:style-name="P14"/>
      <text:p text:style-name="P187">Status: <text:span text:style-name="T34">Done [</text:span><text:span text:style-name="T35">30min</text:span><text:span text:style-name="T34">]</text:span></text:p>
      <text:p text:style-name="P121"/>
      <text:p text:style-name="P140"><text:soft-page-break/>============</text:p>
      <text:p text:style-name="P140"/>
      <text:p text:style-name="P164"><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64"/>
      <text:p text:style-name="P14">Type CR</text:p>
      <text:p text:style-name="P14"/>
      <text:p text:style-name="P186"><text:bookmark-start text:name="__DdeLink__1097_2292776962"/>Status: <text:span text:style-name="T34">Done [</text:span><text:span text:style-name="T35">30min</text:span><text:span text:style-name="T34">]</text:span><text:bookmark-end text:name="__DdeLink__1097_2292776962"/></text:p>
      <text:p text:style-name="P121"/>
      <text:p text:style-name="P121"/>
      <text:p text:style-name="P121"/>
      <text:p text:style-name="P121"/>
      <text:p text:style-name="P121"/>
      <text:p text:style-name="P140">============</text:p>
      <text:p text:style-name="P140"/>
      <text:p text:style-name="P164"><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93">Status: <text:span text:style-name="T50">Done[</text:span><text:span text:style-name="T51">small change</text:span><text:span text:style-name="T50">]</text:span></text:p>
      <text:p text:style-name="P193"/>
      <text:p text:style-name="P121"/>
      <text:p text:style-name="P121"/>
      <text:p text:style-name="P140">============</text:p>
      <text:p text:style-name="P140"/>
      <text:p text:style-name="P164"><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92"><text:bookmark-start text:name="__DdeLink__1094_2292776962 Copy 1"/>Status: <text:span text:style-name="T34">Done [</text:span><text:span text:style-name="T49">4</text:span><text:span text:style-name="T34">hr]</text:span><text:bookmark-end text:name="__DdeLink__1094_2292776962 Copy 1"/></text:p>
      <text:p text:style-name="P121"/>
      <text:p text:style-name="P140">============</text:p>
      <text:p text:style-name="P140"/>
      <text:p text:style-name="P164"><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85"><text:bookmark-start text:name="__DdeLink__1094_2292776962"/>Status: <text:span text:style-name="T34">Done [1hr]</text:span><text:bookmark-end text:name="__DdeLink__1094_2292776962"/></text:p>
      <text:p text:style-name="P122"/>
      <text:p text:style-name="P122"/>
      <text:p text:style-name="P122"/>
      <text:p text:style-name="P122"/>
      <text:p text:style-name="P122"/>
      <text:p text:style-name="P122"/>
      <text:p text:style-name="P229"/>
      <text:p text:style-name="P229"/>
      <text:p text:style-name="P229">Tablet</text:p>
      <text:p text:style-name="P6"/>
      <text:p text:style-name="P21"><text:soft-page-break/>1) https://app.asana.com/0/1209395762772163/1209421305688377</text:p>
      <text:p text:style-name="P21"/>
      <text:p text:style-name="P21"/>
      <text:p text:style-name="P21">Type CR</text:p>
      <text:p text:style-name="P21"/>
      <text:p text:style-name="P190">Status: <text:span text:style-name="T42">Done(1hr)</text:span></text:p>
      <text:p text:style-name="P122"/>
      <text:p text:style-name="P122"/>
      <text:p text:style-name="P228"><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75">Status: <text:span text:style-name="T12">Just Layout no work</text:span></text:p>
      <text:p text:style-name="P123"/>
      <text:p text:style-name="P141">============<text:bookmark-end text:name="__DdeLink__3687_4263677272"/></text:p>
      <text:p text:style-name="P141"/>
      <text:p text:style-name="P16"><text:span text:style-name="T16">2</text:span>) https://app.asana.com/0/1209395762772163/1209407836851364</text:p>
      <text:p text:style-name="P16"/>
      <text:p text:style-name="P16">Type CR</text:p>
      <text:p text:style-name="P16"/>
      <text:p text:style-name="P176">Status: <text:span text:style-name="T13">Done </text:span><text:span text:style-name="T14">[</text:span><text:span text:style-name="T15">15min</text:span><text:span text:style-name="T14">]</text:span></text:p>
      <text:p text:style-name="P124"/>
      <text:p text:style-name="P142">============</text:p>
      <text:p text:style-name="P142"/>
      <text:p text:style-name="P142"/>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91">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98">)</text:p>
      <text:p text:style-name="P125"/>
      <text:p text:style-name="P143">============</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34"><text:soft-page-break/>Status: <text:span text:style-name="T18">We have not found any issue like this, we have test in ios and android the slider can be swiped by touching.</text:span></text:p>
      <text:p text:style-name="P126"/>
      <text:p text:style-name="P144">============</text:p>
      <text:p text:style-name="P144"/>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35">Status: <text:span text:style-name="T19">We have made this small because in some places there is four items, now we have increased the font and padding, but what will be if more than three, </text:span><text:span text:style-name="T21">or if big text</text:span></text:p>
      <text:p text:style-name="P127"/>
      <text:p text:style-name="P145">============</text:p>
      <text:p text:style-name="P145"/>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77">Status: <text:span text:style-name="T22">Fixed</text:span></text:p>
      <text:p text:style-name="P128"/>
      <text:p text:style-name="P146">============</text:p>
      <text:p text:style-name="P146"/>
      <text:p text:style-name="P146"/>
      <text:p text:style-name="P146"/>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7">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78">Status: <text:span text:style-name="T6">Done (</text:span><text:span text:style-name="T46">5hrs</text:span><text:span text:style-name="T6">)</text:span></text:p>
      <text:p text:style-name="P224"/>
      <text:p text:style-name="P129"/>
      <text:p text:style-name="P147">============<text:bookmark-end text:name="__DdeLink__3693_4263677272"/></text:p>
      <text:p text:style-name="P147"/>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79">Status: <text:span text:style-name="T6">Done (</text:span><text:span text:style-name="T47">3</text:span><text:span text:style-name="T23">hrs</text:span><text:span text:style-name="T6">)</text:span></text:p>
      <text:p text:style-name="P133"/>
      <text:p text:style-name="P148">============<text:bookmark-end text:name="__DdeLink__3768_4263677272"/></text:p>
      <text:p text:style-name="P148"/>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80">Status: <text:span text:style-name="T27">Done [30min]</text:span></text:p>
      <text:p text:style-name="P180"/>
      <text:p text:style-name="P149">============<text:bookmark-end text:name="__DdeLink__3774_4263677272"/></text:p>
      <text:p text:style-name="P149"/>
      <text:p text:style-name="P149"/>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81">Status: <text:span text:style-name="T27">Done [</text:span><text:span text:style-name="T41">1hr</text:span><text:span text:style-name="T27">]</text:span></text:p>
      <text:p text:style-name="P219"/>
      <text:p text:style-name="P219"/>
      <text:p text:style-name="P150">============<text:bookmark-end text:name="__DdeLink__3779_4263677272"/></text:p>
      <text:p text:style-name="P150"/>
      <text:p text:style-name="P150"/>
      <text:p text:style-name="P150"/>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82">Status: <text:span text:style-name="T27">Done [</text:span><text:span text:style-name="T45">1hr</text:span><text:span text:style-name="T27">]</text:span></text:p>
      <text:p text:style-name="P220"/>
      <text:p text:style-name="P151">============<text:bookmark-end text:name="__DdeLink__3781_4263677272"/></text:p>
      <text:p text:style-name="P151"/>
      <text:p text:style-name="P151"/>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83">Status: <text:span text:style-name="T27">Done [30min]</text:span></text:p>
      <text:p text:style-name="P152">============<text:bookmark-end text:name="__DdeLink__3786_4263677272"/></text:p>
      <text:p text:style-name="P152"/>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84">Status: <text:span text:style-name="T27">Done [</text:span><text:span text:style-name="T48">6.3</text:span><text:span text:style-name="T32">hrs</text:span><text:span text:style-name="T27">]</text:span></text:p>
      <text:p text:style-name="P221"/>
      <text:p text:style-name="P153">============<text:bookmark-end text:name="__DdeLink__3790_4263677272"/></text:p>
      <text:p text:style-name="P153"/>
      <text:p text:style-name="P30"><text:span text:style-name="T33">8</text:span><text:span text:style-name="T29">) https://app.asana.com/0/1209395762772163/1209407836851362</text:span></text:p>
      <text:p text:style-name="P30"/>
      <text:p text:style-name="P30">Type CR</text:p>
      <text:p text:style-name="P30"/>
      <text:p text:style-name="P233">Status: <text:span text:style-name="T33">Pending Sample not given yet</text:span></text:p>
      <text:p text:style-name="P154">============</text:p>
      <text:p text:style-name="P149"/>
      <text:p text:style-name="P149"/>
      <text:p text:style-name="P149"/>
      <text:p text:style-name="P149"/>
      <text:p text:style-name="P147"/>
      <text:p text:style-name="P147"/>
      <text:p text:style-name="P147"/>
      <text:p text:style-name="P147"/>
      <text:p text:style-name="P145"/>
      <text:p text:style-name="P145"/>
      <text:p text:style-name="P145"/>
      <text:p text:style-name="P144"/>
      <text:p text:style-name="P144"/>
      <text:p text:style-name="P144"/>
      <text:p text:style-name="P236"><text:soft-page-break/></text:p>
      <text:p text:style-name="P236"/>
      <text:p text:style-name="P31"><text:span text:style-name="T52">1</text:span><text:span text:style-name="T29">) https://app.asana.com/0/1209395762772163/1209395762772201</text:span></text:p>
      <text:p text:style-name="P31"/>
      <text:p text:style-name="P31">Type CR</text:p>
      <text:p text:style-name="P31"/>
      <text:p text:style-name="P194">Status: <text:span text:style-name="T27">Done [</text:span><text:span text:style-name="T53">4</text:span><text:span text:style-name="T32">hrs</text:span><text:span text:style-name="T27">]</text:span></text:p>
      <text:p text:style-name="P155">============</text:p>
      <text:p text:style-name="P155"/>
      <text:p text:style-name="P32"><text:span text:style-name="T54">2</text:span><text:span text:style-name="T29">) https://app.asana.com/0/1209395762772163/1209781290985537</text:span></text:p>
      <text:p text:style-name="P32"/>
      <text:p text:style-name="P32">Type CR</text:p>
      <text:p text:style-name="P32"/>
      <text:p text:style-name="P197">Status: <text:span text:style-name="T27">Done [</text:span><text:span text:style-name="T56">3</text:span><text:span text:style-name="T32">hrs</text:span><text:span text:style-name="T27">]</text:span></text:p>
      <text:p text:style-name="P225"/>
      <text:p text:style-name="P156">============</text:p>
      <text:p text:style-name="P156"/>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96">Status: issue is fix</text:p>
      <text:p text:style-name="P196"/>
      <text:p text:style-name="P196">server unable to render f:image <text:s/>fal tag</text:p>
      <text:p text:style-name="P196">so we have removed that with image tag</text:p>
      <text:p text:style-name="P196"/>
      <text:p text:style-name="P200">we have made this changes everywhere as this error might be occurred any time if any page have large amount of content which is containing large amount of images as well. fix page and updated player model and codes.</text:p>
      <text:p text:style-name="P196"/>
      <text:p text:style-name="P199">time: <text:span text:style-name="T94">4</text:span>hr<text:span text:style-name="T94">s</text:span></text:p>
      <text:p text:style-name="P156"/>
      <text:p text:style-name="P157">============</text:p>
      <text:p text:style-name="P156"/>
      <text:p text:style-name="P165">4) <text:a xlink:type="simple" xlink:href="https://app.asana.com/0/1209395762772163/1209781290985548" text:style-name="Internet_20_link" text:visited-style-name="Visited_20_Internet_20_Link">https://app.asana.com/0/1209395762772163/1209781290985548</text:a></text:p>
      <text:p text:style-name="P165"/>
      <text:p text:style-name="P33">Type CR</text:p>
      <text:p text:style-name="P33"/>
      <text:p text:style-name="P195">Status: <text:span text:style-name="T27">Done [</text:span><text:span text:style-name="T55">30min</text:span><text:span text:style-name="T27">]</text:span></text:p>
      <text:p text:style-name="P158">============</text:p>
      <text:p text:style-name="P158"/>
      <text:p text:style-name="P166"><text:span text:style-name="T93">5</text:span>) https://app.asana.com/0/1209395762772163/1209797966516554</text:p>
      <text:p text:style-name="P166"/>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01"/>
      <text:p text:style-name="P78"><text:span text:style-name="T58">N</text:span><text:span text:style-name="T57">ew APRIL 2025 points hours not given yet</text:span></text:p>
      <text:p text:style-name="P78"/>
      <text:p text:style-name="P167"><text:span text:style-name="T95">1</text:span>) https://app.asana.com/0/1209395762772163/1209869547521136</text:p>
      <text:p text:style-name="P167"/>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02"/>
      <text:p text:style-name="P202"/>
      <text:p text:style-name="P168"><text:span text:style-name="T96">2</text:span>) https://app.asana.com/0/1209395762772163/1209869547521202</text:p>
      <text:p text:style-name="P168"/>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13"/>
      <text:p text:style-name="P168"><text:span text:style-name="T97">3</text:span>) https://app.asana.com/0/1209395762772163/1209854752836952</text:p>
      <text:p text:style-name="P168"/>
      <text:p text:style-name="P37">Type CR</text:p>
      <text:p text:style-name="P37"><text:span text:style-name="T58">Status: Done [</text:span><text:span text:style-name="T62">5hrs</text:span><text:span text:style-name="T58">]</text:span></text:p>
      <text:p text:style-name="P213"/>
      <text:p text:style-name="P213">We have updated code1) Add any text in position field it will display2) Added "no portrait-page" checkbox3) Added "is goalkeeper" checkbox(A goalkeeper has extra WÜRFE tab)4) You can sort records using Arrow in TCA, please check image</text:p>
      <text:p text:style-name="P213"/>
      <text:p text:style-name="P169"><text:span text:style-name="T98">4</text:span>) <text:a xlink:type="simple" xlink:href="https://app.asana.com/0/1209395762772163/1209883646678203" text:style-name="Internet_20_link" text:visited-style-name="Visited_20_Internet_20_Link">https://app.asana.com/0/1209395762772163/1209883646678203</text:a></text:p>
      <text:p text:style-name="P169">https://app.asana.com/0/1209395762772163/1209883646678209</text:p>
      <text:p text:style-name="P169"/>
      <text:p text:style-name="P38">Type CR</text:p>
      <text:p text:style-name="P38"><text:span text:style-name="T58">Status: Done [</text:span><text:span text:style-name="T63">2hr</text:span><text:span text:style-name="T58">]</text:span></text:p>
      <text:p text:style-name="P203"/>
      <text:p text:style-name="P170"><text:span text:style-name="T99">5</text:span>) https://app.asana.com/0/1209395762772163/1209885364786639/</text:p>
      <text:p text:style-name="P170"/>
      <text:p text:style-name="P39">Type CR</text:p>
      <text:p text:style-name="P39"><text:span text:style-name="T58">Status: Done [</text:span><text:span text:style-name="T64">30min</text:span><text:span text:style-name="T58">]</text:span></text:p>
      <text:p text:style-name="P204"/>
      <text:p text:style-name="P79"><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79"/>
      <text:p text:style-name="P40">Type CR</text:p>
      <text:p text:style-name="P41"><text:span text:style-name="T58">Status: Done [</text:span><text:span text:style-name="T65">1hr</text:span><text:span text:style-name="T58">]</text:span></text:p>
      <text:p text:style-name="P205"/>
      <text:p text:style-name="P206"/>
      <text:p text:style-name="P206"/>
      <text:p text:style-name="P206"/>
      <text:p text:style-name="P206"/>
      <text:p text:style-name="P237"><text:soft-page-break/><text:span text:style-name="T66"/></text:p>
      <text:p text:style-name="P237"><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06"/>
      <text:p text:style-name="P206"/>
      <text:p text:style-name="P80"><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07"/>
      <text:p text:style-name="P207"/>
      <text:p text:style-name="P81"><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07"/>
      <text:p text:style-name="P82"><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08"/>
      <text:p text:style-name="P84"><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09"/>
      <text:p text:style-name="P85"><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11"/>
      <text:p text:style-name="P86"><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12"/>
      <text:p text:style-name="P48"/>
      <text:p text:style-name="P209"/>
      <text:p text:style-name="P209"/>
      <text:p text:style-name="P209"/>
      <text:p text:style-name="P209"/>
      <text:p text:style-name="P209"/>
      <text:p text:style-name="P207"/>
      <text:p text:style-name="P207"><text:soft-page-break/></text:p>
      <text:p text:style-name="P207"/>
      <text:p text:style-name="P207"/>
      <text:p text:style-name="P87"><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87"><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88"><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14"/>
      <text:p text:style-name="P89"><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15"/>
      <text:p text:style-name="P215"/>
      <text:p text:style-name="P90"><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16"/>
      <text:p text:style-name="P91"><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17"/>
      <text:p text:style-name="P92"><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18"/>
      <text:p text:style-name="P93"><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18"/>
      <text:p text:style-name="P94"><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5"><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96"><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97"><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98"><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99"><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100"><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101"><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102"><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103"><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4">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5">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06">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07">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08">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09">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10">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11">3<text:span text:style-name="T115">7</text:span>) <text:span text:style-name="T109">https://app.asana.com/1/744512389279442/project/1209395762772163/task/1209986358717871</text:span></text:p>
      <text:p text:style-name="P73">Type <text:span text:style-name="T100">CR</text:span></text:p>
      <text:p text:style-name="P73"><text:span text:style-name="T27">Status: </text:span><text:span text:style-name="T101">Done</text:span><text:span text:style-name="T27"> </text:span><text:span text:style-name="T100">[</text:span><text:span text:style-name="T115">30min</text:span><text:span text:style-name="T100">]</text:span></text:p>
      <text:p text:style-name="P72"/>
      <text:p text:style-name="P112"><text:soft-page-break/>3<text:span text:style-name="T116">8</text:span>) https://app.asana.com/1/744512389279442/project/1209395762772163/task/1209949000389073</text:p>
      <text:p text:style-name="P74">Type <text:span text:style-name="T100">CR</text:span></text:p>
      <text:p text:style-name="P74"><text:span text:style-name="T27">Status: </text:span><text:span text:style-name="T101">Done</text:span><text:span text:style-name="T27"> </text:span><text:span text:style-name="T100">[</text:span><text:span text:style-name="T116">1hr</text:span><text:span text:style-name="T100">]</text:span></text:p>
      <text:p text:style-name="P74"/>
      <text:p text:style-name="P74"/>
      <text:p text:style-name="P113">3<text:span text:style-name="T117">9</text:span>) <text:span text:style-name="T109">https://app.asana.com/1/744512389279442/project/1209395762772163/task/1209935114542568</text:span></text:p>
      <text:p text:style-name="P75">Type <text:span text:style-name="T100">CR</text:span></text:p>
      <text:p text:style-name="P75"><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75"/>
      <text:p text:style-name="P75"/>
      <text:p text:style-name="P114"><text:span text:style-name="T118">40</text:span>) https://app.asana.com/1/744512389279442/project/1209395762772163/task/1210010861198757</text:p>
      <text:p text:style-name="P76">Type <text:span text:style-name="T100">CR</text:span></text:p>
      <text:p text:style-name="P76"><text:span text:style-name="T27">Status: </text:span><text:span text:style-name="T101">Done</text:span><text:span text:style-name="T27"> </text:span><text:span text:style-name="T100">[</text:span><text:span text:style-name="T118">30min</text:span><text:span text:style-name="T100">]</text:span></text:p>
      <text:p text:style-name="P76"/>
      <text:p text:style-name="P76"/>
      <text:p text:style-name="P115">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0">CR</text:span></text:p>
      <text:p text:style-name="P77"><text:span text:style-name="T27">Status: </text:span><text:span text:style-name="T101">Done</text:span><text:span text:style-name="T27"> </text:span><text:span text:style-name="T100">[</text:span><text:span text:style-name="T118">30min</text:span><text:span text:style-name="T100">]</text:span><text:span text:style-name="T119">(adjusted for all device)</text:span></text:p>
      <text:p text:style-name="P77"/>
      <text:p text:style-name="P241">4<text:span text:style-name="T120">2</text:span>) <text:span text:style-name="T109">https://app.asana.com/1/744512389279442/project/1209395762772163/task/1210009979618646</text:span></text:p>
      <text:p text:style-name="P239">Type <text:span text:style-name="T100">CR</text:span></text:p>
      <text:p text:style-name="P239"><text:span text:style-name="T27">Status: </text:span><text:span text:style-name="T101">Done</text:span><text:span text:style-name="T27"> </text:span><text:span text:style-name="T100">[</text:span><text:span text:style-name="T120">1hr</text:span><text:span text:style-name="T100">]</text:span></text:p>
      <text:p text:style-name="P239"/>
      <text:p text:style-name="P239"/>
      <text:p text:style-name="P242">43) https://app.asana.com/1/744512389279442/project/1209395762772163/task/1210009979618642</text:p>
      <text:p text:style-name="P240">Type <text:span text:style-name="T100">CR</text:span></text:p>
      <text:p text:style-name="P240"><text:span text:style-name="T27">Status: </text:span><text:span text:style-name="T101">Done</text:span><text:span text:style-name="T27"> </text:span><text:span text:style-name="T100">[</text:span><text:span text:style-name="T122">15min</text:span><text:span text:style-name="T100">]</text:span></text:p>
      <text:p text:style-name="P77"/>
      <text:p text:style-name="P77"/>
      <text:p text:style-name="P77"/>
      <text:p text:style-name="P77"/>
      <text:p text:style-name="P74"/>
      <text:p text:style-name="P74"/>
      <text:p text:style-name="P74"/>
      <text:p text:style-name="P72"/>
      <text:p text:style-name="P71"/>
      <text:p text:style-name="P71"/>
      <text:p text:style-name="P71"/>
      <text:p text:style-name="P71"/>
      <text:p text:style-name="P70"><text:soft-page-break/></text:p>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
      <text:p text:style-name="P58"/>
      <text:p text:style-name="P57"/>
      <text:p text:style-name="P218"/>
      <text:p text:style-name="P217"/>
      <text:p text:style-name="P217"/>
      <text:p text:style-name="P217"/>
      <text:p text:style-name="P216"/>
      <text:p text:style-name="P216"/>
      <text:p text:style-name="P90"/>
      <text:p text:style-name="P90"/>
      <text:p text:style-name="P49"/>
      <text:p text:style-name="P210"/>
      <text:p text:style-name="P207"/>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18T18:19:33.986992104</dc:date>
    <meta:editing-duration>P3DT19H4S</meta:editing-duration>
    <meta:editing-cycles>174</meta:editing-cycles>
    <meta:document-statistic meta:table-count="0" meta:image-count="0" meta:object-count="0" meta:page-count="16" meta:paragraph-count="301" meta:word-count="897" meta:character-count="10075" meta:non-whitespace-character-count="9477"/>
  </office:meta>
</office:document-meta>
</file>